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93f1" officeooo:paragraph-rsid="001c93f1"/>
    </style:style>
    <style:style style:name="P2" style:family="paragraph" style:parent-style-name="Standard">
      <style:paragraph-properties fo:text-align="start" style:justify-single-word="false"/>
      <style:text-properties fo:font-size="10.5pt" officeooo:rsid="001c93f1" officeooo:paragraph-rsid="001c93f1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hael@michael-SATELLITE-R830:~$ bash script20.sh </text:p>
      <text:p text:style-name="P2">file1 file2 различаются: байт 8, строка 1 равен <text:s/>12 ^J 104 D</text:p>
      <text:p text:style-name="P2"><text:tab/>Hello, Dear</text:p>
      <text:p text:style-name="P2">Hello, world</text:p>
      <text:p text:style-name="P2"><text:s/>1 <text:s/>2 13 file1</text:p>
      <text:p text:style-name="P2"><text:s/>1 <text:s/>2 12 file2</text:p>
      <text:p text:style-name="P2"><text:s/>2 <text:s/>4 25 итого</text:p>
      <text:p text:style-name="P2">1c1</text:p>
      <text:p text:style-name="P2">&lt; Hello, world</text:p>
      <text:p text:style-name="P2">---</text:p>
      <text:p text:style-name="P2">&gt; Hello, Dear</text:p>
      <text:p text:style-name="P2">Hello, Dear</text:p>
      <text:p text:style-name="P2">Hello, world</text:p>
      <text:p text:style-name="P2">==&gt; file1 &lt;==</text:p>
      <text:p text:style-name="P2">Hello, world</text:p>
      <text:p text:style-name="P2"/>
      <text:p text:style-name="P2">==&gt; file2 &lt;==</text:p>
      <text:p text:style-name="P2">Hello, Dear</text:p>
      <text:p text:style-name="P2">Hello</text:p>
      <text:p text:style-name="P2"><text:s text:c="6"/>1 Hello, world</text:p>
      <text:p text:style-name="P2"><text:s text:c="6"/>1 Hello</text:p>
      <text:p text:style-name="P2">0000000 062510 066154 026157 073440 071157 062154 044012 066145</text:p>
      <text:p text:style-name="P2">0000020 067554 044012 066145 067554 020054 062504 071141 044012</text:p>
      <text:p text:style-name="P2">0000040 066145 067554 000012</text:p>
      <text:p text:style-name="P2">0000045</text:p>
      <text:p text:style-name="P2">54968 <text:s text:c="4"/>1 file1</text:p>
      <text:p text:style-name="P2">20029 <text:s text:c="4"/>1 file2</text:p>
      <text:p text:style-name="P2">==&gt; file1 &lt;==</text:p>
      <text:p text:style-name="P2">Hello, world</text:p>
      <text:p text:style-name="P2">Hello</text:p>
      <text:p text:style-name="P2"/>
      <text:p text:style-name="P2">==&gt; file2 &lt;==</text:p>
      <text:p text:style-name="P2">Hello, Dear</text:p>
      <text:p text:style-name="P2">Hello</text:p>
      <text:p text:style-name="P2"/>
      <text:p text:style-name="P2">==&gt; file3 &lt;==</text:p>
      <text:p text:style-name="P2">Hello, everyone!</text:p>
      <text:p text:style-name="P2">file1:<text:tab/> <text:s/>5.3% -- replaced with file1.gz</text:p>
      <text:p text:style-name="P2">file1.gz <text:s/>file2 <text:s/>file3</text:p>
      <text:p text:style-name="P2"><text:s text:c="2"/>file2: <text:s text:c="3"/>0.321:1, 24.889 bits/byte, -211.11% saved, 18 in, 56 out.</text:p>
      <text:p text:style-name="P2">Hello, world<text:tab/>Hello</text:p>
      <text:p text:style-name="P2">Hello, Dear<text:tab/>Hello</text:p>
      <text:p text:style-name="P2">Hello, everyone!</text:p>
      <text:p text:style-name="P2">4<text:tab/>file1</text:p>
      <text:p text:style-name="P2">4<text:tab/>file2</text:p>
      <text:p text:style-name="P2">4<text:tab/>file3</text:p>
      <text:p text:style-name="P2">12<text:tab/>итого</text:p>
      <text:p text:style-name="P2">Файл.система <text:s text:c="2"/>1K-блоков Использовано <text:s/>Доступно Использовано% Cмонтировано в</text:p>
      <text:p text:style-name="P2">/dev/sda5 <text:s text:c="5"/>200536336 <text:s text:c="5"/>8628964 181650988 <text:s text:c="11"/>5% /</text:p>
      <text:p text:style-name="P2">./Warrior.ragdoll</text:p>
      <text:p text:style-name="P2">./Ninja.model</text:p>
      <text:p text:style-name="P2">./Mage.class</text:p>
      <text:p text:style-name="P2">y</text:p>
      <text:p text:style-name="P2">Is a</text:p>
      <text:p text:style-name="P2">NicHello</text:p>
      <text:p text:style-name="P2">Todae</text:p>
      <text:p text:style-name="P2"><text:s/></text:p>
      <text:p text:style-name="P2">Спасибо за внимание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1:00:00.355255291</meta:creation-date>
    <dc:date>2020-03-07T00:44:51.404273564</dc:date>
    <meta:editing-duration>PT56M3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55" meta:word-count="164" meta:character-count="1033" meta:non-whitespace-character-count="860"/>
  </office:meta>
</office:document-meta>
</file>